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officeooo:rsid="0009fe22" officeooo:paragraph-rsid="0009fe22" style:font-size-asian="14pt" style:font-size-complex="14pt"/>
    </style:style>
    <style:style style:name="P2" style:family="paragraph" style:parent-style-name="Standard">
      <style:paragraph-properties fo:line-height="150%" fo:text-align="start" style:justify-single-word="false"/>
      <style:text-properties fo:font-weight="normal" officeooo:rsid="000fa76e" officeooo:paragraph-rsid="000fa76e" style:font-weight-asian="normal" style:font-weight-complex="normal"/>
    </style:style>
    <style:style style:name="P3" style:family="paragraph" style:parent-style-name="Standard">
      <style:paragraph-properties fo:line-height="150%" fo:text-align="start" style:justify-single-word="false"/>
      <style:text-properties fo:font-weight="normal" officeooo:rsid="0010d640" officeooo:paragraph-rsid="0010d640" style:font-weight-asian="normal" style:font-weight-complex="normal"/>
    </style:style>
    <style:style style:name="P4" style:family="paragraph" style:parent-style-name="Standard">
      <style:paragraph-properties fo:line-height="150%" fo:text-align="start" style:justify-single-word="false"/>
      <style:text-properties fo:font-weight="normal" officeooo:paragraph-rsid="000bc88a" style:font-weight-asian="normal" style:font-weight-complex="normal"/>
    </style:style>
    <style:style style:name="P5" style:family="paragraph" style:parent-style-name="Standard">
      <style:paragraph-properties fo:line-height="150%" fo:text-align="start" style:justify-single-word="false"/>
      <style:text-properties officeooo:paragraph-rsid="000ea14d"/>
    </style:style>
    <style:style style:name="P6" style:family="paragraph" style:parent-style-name="Standard">
      <style:paragraph-properties fo:line-height="150%" fo:text-align="start" style:justify-single-word="false"/>
      <style:text-properties officeooo:paragraph-rsid="000e5b46"/>
    </style:style>
    <style:style style:name="P7" style:family="paragraph" style:parent-style-name="Standard">
      <style:paragraph-properties fo:text-align="center" style:justify-single-word="false"/>
      <style:text-properties fo:font-weight="bold" officeooo:rsid="000bc88a" officeooo:paragraph-rsid="000bc88a" style:font-weight-asian="bold" style:font-weight-complex="bold"/>
    </style:style>
    <style:style style:name="P8" style:family="paragraph" style:parent-style-name="Standard">
      <style:paragraph-properties fo:text-align="start" style:justify-single-word="false"/>
      <style:text-properties fo:font-weight="bold" officeooo:rsid="000bc88a" officeooo:paragraph-rsid="000bc88a" style:font-weight-asian="bold" style:font-weight-complex="bold"/>
    </style:style>
    <style:style style:name="P9" style:family="paragraph" style:parent-style-name="Standard">
      <style:paragraph-properties fo:line-height="150%" fo:text-align="start" style:justify-single-word="false"/>
      <style:text-properties fo:font-size="14pt" fo:font-weight="normal" officeooo:rsid="000d7a68" officeooo:paragraph-rsid="000e5b46" style:font-size-asian="14pt" style:font-weight-asian="normal" style:font-size-complex="14pt" style:font-weight-complex="normal"/>
    </style:style>
    <style:style style:name="P10" style:family="paragraph" style:parent-style-name="Standard">
      <style:paragraph-properties fo:line-height="150%" fo:text-align="start" style:justify-single-word="false"/>
      <style:text-properties fo:color="#000000" style:font-name="Liberation Serif" fo:font-size="14pt" fo:font-weight="normal" officeooo:rsid="001ffc68" officeooo:paragraph-rsid="0013b711"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officeooo:paragraph-rsid="000bc88a"/>
    </style:style>
    <style:style style:name="T1" style:family="text">
      <style:text-properties officeooo:rsid="000bc88a"/>
    </style:style>
    <style:style style:name="T2" style:family="text">
      <style:text-properties fo:font-weight="bold" officeooo:rsid="000bc88a" style:font-weight-asian="bold" style:font-weight-complex="bold"/>
    </style:style>
    <style:style style:name="T3" style:family="text">
      <style:text-properties fo:font-weight="bold" officeooo:rsid="000cf409" style:font-weight-asian="bold" style:font-weight-complex="bold"/>
    </style:style>
    <style:style style:name="T4" style:family="text">
      <style:text-properties fo:font-weight="bold" officeooo:rsid="0013b711" style:font-weight-asian="bold" style:font-weight-complex="bold"/>
    </style:style>
    <style:style style:name="T5" style:family="text">
      <style:text-properties officeooo:rsid="000ea14d"/>
    </style:style>
    <style:style style:name="T6" style:family="text">
      <style:text-properties fo:font-weight="normal" officeooo:rsid="000e5b46" style:font-weight-asian="normal" style:font-weight-complex="normal"/>
    </style:style>
    <style:style style:name="T7" style:family="text">
      <style:text-properties fo:font-weight="normal" officeooo:rsid="000ea14d" style:font-weight-asian="normal" style:font-weight-complex="normal"/>
    </style:style>
    <style:style style:name="T8" style:family="text">
      <style:text-properties fo:font-weight="normal" officeooo:rsid="000d7a68" style:font-weight-asian="normal" style:font-weight-complex="normal"/>
    </style:style>
    <style:style style:name="T9" style:family="text">
      <style:text-properties fo:font-weight="normal" officeooo:rsid="000fa76e" style:font-weight-asian="normal" style:font-weight-complex="normal"/>
    </style:style>
    <style:style style:name="T10" style:family="text">
      <style:text-properties fo:font-weight="normal" officeooo:rsid="0010d640" style:font-weight-asian="normal" style:font-weight-complex="normal"/>
    </style:style>
    <style:style style:name="T11" style:family="text">
      <style:text-properties officeooo:rsid="0010d640"/>
    </style:style>
    <style:style style:name="T12" style:family="text">
      <style:text-properties officeooo:rsid="00129686"/>
    </style:style>
    <style:style style:name="T13" style:family="text">
      <style:text-properties officeooo:rsid="0013b711"/>
    </style:style>
    <style:style style:name="T14" style:family="text">
      <style:text-properties fo:font-variant="normal" fo:text-transform="none" fo:letter-spacing="normal" fo:font-style="normal"/>
    </style:style>
    <style:style style:name="T15" style:family="text">
      <style:text-properties fo:font-size="18pt" style:text-underline-style="solid" style:text-underline-width="auto" style:text-underline-color="font-color" fo:font-weight="bold" officeooo:rsid="000bc88a" style:font-size-asian="18pt" style:font-weight-asian="bold" style:font-size-complex="18pt" style:font-weight-complex="bold"/>
    </style:style>
    <style:style style:name="T16" style:family="text">
      <style:text-properties fo:font-size="18pt" style:text-underline-style="solid" style:text-underline-width="auto" style:text-underline-color="font-color" fo:font-weight="bold" officeooo:rsid="0013b711" style:font-size-asian="18pt" style:font-weight-asian="bold" style:font-size-complex="18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ítulo del Proyecto</text:p>
      <text:p text:style-name="P1"/>
      <text:p text:style-name="P1"/>
      <text:p text:style-name="P1"/>
      <text:p text:style-name="P1"/>
      <text:p text:style-name="P11"><text:span text:style-name="T15">Sistema </text:span><text:span text:style-name="T16">web de gestión de notas</text:span><text:span text:style-name="T15"> para unidad educativa </text:span><text:span text:style-name="T16">Santa Mónica en la ciudad de Cochabamba</text:span></text:p>
      <text:p text:style-name="P7"/>
      <text:p text:style-name="P9"><text:span text:style-name="T1">P</text:span>roblemática del proyecto: </text:p>
      <text:p text:style-name="P10"><text:span text:style-name="T14"/></text:p>
      <text:p text:style-name="P5"><text:span text:style-name="T6">La modalidad de calificaciones a los estudiantes en el territorio nacional <text:s/></text:span><text:span text:style-name="T7">se rige a </text:span>LA “LEY DE EDUCACIÓN <text:span text:style-name="T11">0</text:span>70 AVELINO SIÑANI- ELIZARDO PÉREZ”. <text:span text:style-name="T5">Esta exige una evaluación permanente y continua, también</text:span><text:span text:style-name="T6"> requisitos y características que deben ser promediadas de manera distinta en diferentes áreas de evaluación.</text:span></text:p>
      <text:p text:style-name="P6"><text:span text:style-name="T8">Lo</text:span><text:span text:style-name="T6">s maestros de nuestras unidades educativas deben de tener un control a detalle de las actividades de sus estudiantes y calificar dichas actividades y tareas, la mayoría de los maestros lo hacen utilizando algún formulario preparado en el programa Excel. Otros pocos maestros registran todas las notas de manera manual en lo que se conoce cuaderno pedagógico. </text:span><text:span text:style-name="T9">Los problemas que presenta usar un cuaderno pedagógico son muy diversos y entre ellos están el tiempo que el maestro pierde al escribir las notas, en un cuaderno, promediar las notas una a una, </text:span><text:span text:style-name="T10">aun haciendo uso de calculadoras. D</text:span><text:span text:style-name="T9">espués </text:span><text:span text:style-name="T10">de tener las notas finales, </text:span><text:span text:style-name="T9">el profesor debe subir sus notas </text:span><text:span text:style-name="T10">una a una de manera manual,</text:span><text:span text:style-name="T9"> a un registro que brinda el ministerio de educación.</text:span></text:p>
      <text:p text:style-name="P2">En estos tiempos los maestros están haciendo uso frecuente de las tecnologías para preparar sus clases y para dar sus clases en línea. Usan internet a diario para navegan por la web. </text:p>
      <text:p text:style-name="P3">Proponemos en este proyecto de grado, realizar una página web que gestione a los estudiantes y sus calificaciones, usando para esto una base de datos de los estudiantes, repositorios “Docker” que contendrá información de cada estudiante, y un repositorio en la nube donde el profesor podrá acceder desde cualquier dispositivo solo con un nombre de usuario y contraseña. <text:span text:style-name="T12">Evitando también, pérdidas de <text:s/>información. </text:span></text:p>
      <text:p text:style-name="P4"/>
      <text:p text:style-name="P8"/>
      <text:p text:style-name="P8"/>
      <text:p text:style-name="P8"/>
      <text:p text:style-name="P8"/>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3T18:08:35.614226849</meta:creation-date>
    <dc:date>2022-03-23T22:37:34.841392530</dc:date>
    <meta:editing-duration>PT5M28S</meta:editing-duration>
    <meta:editing-cycles>2</meta:editing-cycles>
    <meta:generator>LibreOffice/6.4.7.2$Linux_X86_64 LibreOffice_project/40$Build-2</meta:generator>
    <meta:document-statistic meta:table-count="0" meta:image-count="0" meta:object-count="0" meta:page-count="1" meta:paragraph-count="7" meta:word-count="286" meta:character-count="1783" meta:non-whitespace-character-count="1499"/>
  </office:meta>
</office:document-meta>
</file>